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1.381cm" fo:min-width="3.8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97cm" fo:min-width="2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77cm" fo:min-width="3.3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102cm" fo:min-width="3.4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799cm" fo:min-width="2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813cm" fo:min-width="1.8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037cm" fo:min-width="2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845cm" fo:min-width="2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683cm" fo:min-width="2.2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307cm" fo:min-width="2.6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21cm" fo:min-width="2.2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531cm" fo:min-width="3.8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002cm" fo:min-width="2.1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7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1.1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svg:width="4.014cm" svg:height="1.53cm" svg:x="4.657cm" svg:y="0.512cm"><text:p><text:s text:c="11"/>STA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Forma2" draw:style-name="gr2" draw:text-style-name="P1" svg:x1="6.581cm" svg:y1="2.041cm" svg:x2="6.581cm" svg:y2="3.731cm"><text:p/></draw:line><draw:custom-shape text:anchor-type="paragraph" draw:z-index="2" draw:name="Forma3" draw:style-name="gr3" svg:width="3.44cm" svg:height="1.264cm" svg:x="4.787cm" svg:y="3.747cm"><text:p><text:s text:c="7"/>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" draw:name="Forma4" draw:style-name="gr2" draw:text-style-name="P1" svg:x1="6.479cm" svg:y1="5.098cm" svg:x2="6.493cm" svg:y2="6.715cm"><text:p/></draw:line><draw:custom-shape text:anchor-type="paragraph" draw:z-index="4" draw:name="Forma5" draw:style-name="gr4" svg:width="3.368cm" svg:height="1.177cm" svg:x="4.831cm" svg:y="6.715cm"><text:p><text:s text:c="4"/>Divisore :=2</text:p><draw:enhanced-geometry svg:viewBox="0 0 21600 21600" draw:type="rectangle" draw:enhanced-path="M 0 0 L 21600 0 21600 21600 0 21600 0 0 Z N"/></draw:custom-shape><draw:line text:anchor-type="paragraph" draw:z-index="5" draw:name="Forma6" draw:style-name="gr2" draw:text-style-name="P1" svg:x1="6.567cm" svg:y1="7.892cm" svg:x2="6.567cm" svg:y2="10.097cm"><text:p/></draw:line><draw:custom-shape text:anchor-type="paragraph" draw:z-index="6" draw:name="Forma7" draw:style-name="gr5" svg:width="3.484cm" svg:height="1.103cm" svg:x="4.847cm" svg:y="10.067cm"><text:p><text:s text:c="4"/>Primo := vero</text:p><draw:enhanced-geometry svg:viewBox="0 0 21600 21600" draw:type="rectangle" draw:enhanced-path="M 0 0 L 21600 0 21600 21600 0 21600 0 0 Z N"/></draw:custom-shape><draw:line text:anchor-type="paragraph" draw:z-index="7" draw:name="Forma8" draw:style-name="gr2" draw:text-style-name="P1" svg:x1="6.551cm" svg:y1="11.169cm" svg:x2="6.567cm" svg:y2="12.36cm"><text:p/></draw:line><draw:line text:anchor-type="paragraph" draw:z-index="8" draw:name="Forma10" draw:style-name="gr2" draw:text-style-name="P1" svg:x1="9.472cm" svg:y1="13.284cm" svg:x2="11.13cm" svg:y2="13.284cm"><text:p/></draw:line><draw:line text:anchor-type="paragraph" draw:z-index="9" draw:name="Forma11" draw:style-name="gr2" draw:text-style-name="P1" svg:x1="11.13cm" svg:y1="13.284cm" svg:x2="11.194cm" svg:y2="15.993cm"><text:p/></draw:line><draw:line text:anchor-type="paragraph" draw:z-index="10" draw:name="Forma12" draw:style-name="gr2" draw:text-style-name="P1" svg:x1="4.156cm" svg:y1="13.189cm" svg:x2="2.459cm" svg:y2="13.221cm"><text:p/></draw:line><draw:line text:anchor-type="paragraph" draw:z-index="11" draw:name="Forma13" draw:style-name="gr2" draw:text-style-name="P1" svg:x1="2.3cm" svg:y1="13.22cm" svg:x2="2.3cm" svg:y2="16.217cm"><text:p/></draw:line><draw:custom-shape text:anchor-type="paragraph" draw:z-index="12" draw:name="Forma14" draw:style-name="gr6" svg:width="4.049cm" svg:height="1.594cm" svg:x="9.216cm" svg:y="15.771cm"><text:p>Primo = ver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name="Forma15" draw:style-name="gr7" svg:width="3.795cm" svg:height="1.625cm" svg:x="0.355cm" svg:y="16.185cm"><text:p>N divisibile per</text:p><text:p>divisor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name="Forma9" draw:style-name="gr8" svg:width="5.093cm" svg:height="2.073cm" svg:x="4.156cm" svg:y="12.423cm"><text:p>Divisore &lt; 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5" draw:name="Forma16" draw:style-name="gr2" draw:text-style-name="P1" svg:x1="13.264cm" svg:y1="16.598cm" svg:x2="14.508cm" svg:y2="16.598cm"><text:p/></draw:line><draw:line text:anchor-type="paragraph" draw:z-index="16" draw:name="Forma17" draw:style-name="gr2" draw:text-style-name="P1" svg:x1="14.476cm" svg:y1="16.727cm" svg:x2="14.54cm" svg:y2="17.778cm"><text:p/></draw:line><draw:line text:anchor-type="paragraph" draw:z-index="17" draw:name="Forma18" draw:style-name="gr2" draw:text-style-name="P1" svg:x1="9.216cm" svg:y1="16.63cm" svg:x2="7.909cm" svg:y2="16.662cm"><text:p/></draw:line><draw:line text:anchor-type="paragraph" draw:z-index="18" draw:name="Forma19" draw:style-name="gr2" draw:text-style-name="P1" svg:x1="7.878cm" svg:y1="16.822cm" svg:x2="7.942cm" svg:y2="18.066cm"><text:p/></draw:line><draw:line text:anchor-type="paragraph" draw:z-index="19" draw:name="Forma22" draw:style-name="gr2" draw:text-style-name="P1" svg:x1="0.354cm" svg:y1="17.045cm" svg:x2="-0.953cm" svg:y2="17.013cm"><text:p/></draw:line><draw:line text:anchor-type="paragraph" draw:z-index="20" draw:name="Forma23" draw:style-name="gr2" draw:text-style-name="P1" svg:x1="-0.953cm" svg:y1="17.205cm" svg:x2="-0.953cm" svg:y2="18.352cm"><text:p/></draw:line><draw:custom-shape text:anchor-type="paragraph" draw:z-index="21" draw:name="Forma20" draw:style-name="gr9" svg:width="3.22cm" svg:height="1.34cm" svg:x="12.915cm" svg:y="17.842cm"><text:p>Write</text:p><text:p>“numero nonprimo”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2" draw:name="Forma21" draw:style-name="gr10" svg:width="3.636cm" svg:height="1.086cm" svg:x="6.124cm" svg:y="18cm"><text:p>Write</text:p><text:p>“numero primo”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3" draw:name="Forma24" draw:style-name="gr11" svg:width="2.613cm" svg:height="1.308cm" svg:x="-1.78cm" svg:y="18.352cm"><text:p>Primo :=falso</text:p><draw:enhanced-geometry svg:viewBox="0 0 21600 21600" draw:type="rectangle" draw:enhanced-path="M 0 0 L 21600 0 21600 21600 0 21600 0 0 Z N"/></draw:custom-shape><draw:line text:anchor-type="paragraph" draw:z-index="24" draw:name="Forma25" draw:style-name="gr2" draw:text-style-name="P1" svg:x1="2.203cm" svg:y1="17.81cm" svg:x2="2.3cm" svg:y2="21.89cm"><text:p/></draw:line><draw:line text:anchor-type="paragraph" draw:z-index="25" draw:name="Forma26" draw:style-name="gr2" draw:text-style-name="P1" svg:x1="-0.792cm" svg:y1="19.659cm" svg:x2="-0.697cm" svg:y2="21.476cm"><text:p/></draw:line><draw:line text:anchor-type="paragraph" draw:z-index="26" draw:name="Forma27" draw:style-name="gr2" draw:text-style-name="P1" svg:x1="-0.538cm" svg:y1="21.572cm" svg:x2="2.044cm" svg:y2="21.604cm"><text:p/></draw:line><draw:line text:anchor-type="paragraph" draw:z-index="27" draw:name="Forma28" draw:style-name="gr2" draw:text-style-name="P1" svg:x1="2.3cm" svg:y1="21.89cm" svg:x2="2.332cm" svg:y2="23.292cm"><text:p/></draw:line><draw:line text:anchor-type="paragraph" draw:z-index="28" draw:name="Forma29" draw:style-name="gr2" draw:text-style-name="P1" svg:x1="8.038cm" svg:y1="19.085cm" svg:x2="8.102cm" svg:y2="21.253cm"><text:p/></draw:line><draw:line text:anchor-type="paragraph" draw:z-index="29" draw:name="Forma30" draw:style-name="gr2" draw:text-style-name="P1" svg:x1="14.764cm" svg:y1="19.341cm" svg:x2="14.796cm" svg:y2="21.38cm"><text:p/></draw:line><draw:line text:anchor-type="paragraph" draw:z-index="30" draw:name="Forma31" draw:style-name="gr2" draw:text-style-name="P1" svg:x1="14.605cm" svg:y1="21.38cm" svg:x2="8.356cm" svg:y2="21.477cm"><text:p/></draw:line><draw:line text:anchor-type="paragraph" draw:z-index="31" draw:name="Forma32" draw:style-name="gr2" draw:text-style-name="P1" svg:x1="0.386cm" svg:y1="19.659cm" svg:x2="0.418cm" svg:y2="20.456cm"><text:p/></draw:line><draw:line text:anchor-type="paragraph" draw:z-index="32" draw:name="Forma33" draw:style-name="gr2" draw:text-style-name="P1" svg:x1="0.642cm" svg:y1="20.551cm" svg:x2="12.34cm" svg:y2="20.329cm"><text:p/></draw:line><draw:line text:anchor-type="paragraph" draw:z-index="33" draw:name="Forma34" draw:style-name="gr2" draw:text-style-name="P1" svg:x1="12.341cm" svg:y1="20.329cm" svg:x2="12.277cm" svg:y2="18.544cm"><text:p/></draw:line><draw:line text:anchor-type="paragraph" draw:z-index="34" draw:name="Forma35" draw:style-name="gr2" draw:text-style-name="P1" svg:x1="12.34cm" svg:y1="18.544cm" svg:x2="13.393cm" svg:y2="18.576cm"><text:p/></draw:line><draw:line text:anchor-type="paragraph" draw:z-index="35" draw:name="Forma36" draw:style-name="gr2" draw:text-style-name="P1" svg:x1="11.799cm" svg:y1="21.477cm" svg:x2="11.863cm" svg:y2="22.401cm"><text:p/></draw:line><draw:custom-shape text:anchor-type="paragraph" draw:z-index="36" draw:name="Forma37" draw:style-name="gr12" svg:width="2.359cm" svg:height="1.341cm" svg:x="10.779cm" svg:y="22.336cm"><text:p><text:s text:c="6"/>en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Forma38" draw:style-name="gr13" svg:width="3.825cm" svg:height="1.532cm" svg:x="0.515cm" svg:y="23.133cm"><text:p>Divisore := divisore + 1</text:p><draw:enhanced-geometry svg:viewBox="0 0 21600 21600" draw:type="rectangle" draw:enhanced-path="M 0 0 L 21600 0 21600 21600 0 21600 0 0 Z N"/></draw:custom-shape><draw:custom-shape text:anchor-type="paragraph" draw:z-index="38" draw:name="Forma39" draw:style-name="gr14" svg:width="2.137cm" svg:height="0.003cm" svg:x="-1.813cm" svg:y="23.867cm"><text:p/><draw:enhanced-geometry svg:viewBox="0 0 21600 21600" draw:type="rectangle" draw:enhanced-path="M 0 0 L 21600 0 21600 21600 0 21600 0 0 Z N"/></draw:custom-shape><draw:line text:anchor-type="paragraph" draw:z-index="39" draw:name="Forma40" draw:style-name="gr2" draw:text-style-name="P1" svg:x1="-1.813cm" svg:y1="23.867cm" svg:x2="-1.845cm" svg:y2="12.328cm"><text:p/></draw:line><draw:line text:anchor-type="paragraph" draw:z-index="40" draw:name="Forma41" draw:style-name="gr2" draw:text-style-name="P1" svg:x1="-1.653cm" svg:y1="12.328cm" svg:x2="5.997cm" svg:y2="12.264cm"><text:p/></draw:line><draw:frame text:anchor-type="paragraph" draw:z-index="41" draw:name="Forma42" draw:style-name="gr15" draw:text-style-name="P2" svg:width="2.647cm" svg:height="1.403cm" svg:x="11.767cm" svg:y="13.252cm"><draw:text-box><text:p>falso</text:p></draw:text-box></draw:frame><draw:frame text:anchor-type="paragraph" draw:z-index="42" draw:name="Forma43" draw:style-name="gr16" draw:text-style-name="P2" svg:width="1.691cm" svg:height="0.893cm" svg:x="2.618cm" svg:y="14.464cm"><draw:text-box><text:p>vero</text:p></draw:text-box></draw:frame><draw:frame text:anchor-type="paragraph" draw:z-index="43" draw:name="Forma44" draw:style-name="gr17" draw:text-style-name="P2" svg:width="2.008cm" svg:height="0.703cm" svg:x="13.776cm" svg:y="15.961cm"><draw:text-box><text:p>falso</text:p></draw:text-box></draw:frame><draw:frame text:anchor-type="paragraph" draw:z-index="44" draw:name="Forma45" draw:style-name="gr18" draw:text-style-name="P2" svg:width="2.103cm" svg:height="0.701cm" svg:x="7.114cm" svg:y="15.93cm"><draw:text-box><text:p>vero</text:p></draw:text-box></draw:frame><draw:frame text:anchor-type="paragraph" draw:z-index="45" draw:name="Forma46" draw:style-name="gr19" draw:text-style-name="P2" svg:width="1.371cm" svg:height="0.862cm" svg:x="-1.016cm" svg:y="15.834cm"><draw:text-box><text:p>vero</text:p></draw:text-box></draw:frame><draw:frame text:anchor-type="paragraph" draw:z-index="46" draw:name="Forma47" draw:style-name="gr20" draw:text-style-name="P2" svg:width="1.659cm" svg:height="1.179cm" svg:x="2.81cm" svg:y="18.385cm"><draw:text-box><text:p>fals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2:33:19.520000000</meta:creation-date>
    <dc:date>2017-05-24T22:53:13.687000000</dc:date>
    <meta:editing-duration>PT6M2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2.4.2$Windows_x86 LibreOffice_project/3d5603e1122f0f102b62521720ab13a38a4e0eb0</meta:generator>
  </office:meta>
</office:document-meta>
</file>